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line-height="150%"/>
      <style:text-properties fo:font-weight="normal"/>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font-size-asian="14pt" style:font-weight-asian="bold" style:font-size-complex="14pt" style:font-weight-complex="bold"/>
    </style:style>
    <style:style style:name="P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10973" officeooo:paragraph-rsid="00210973" style:text-blinking="false" fo:background-color="transparent"/>
    </style:style>
    <style:style style:name="P8"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10"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P16"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8" style:family="paragraph" style:parent-style-name="Text_20_body">
      <style:paragraph-properties fo:margin-top="0in" fo:margin-bottom="0in" style:contextual-spacing="false" fo:line-height="138%" style:writing-mode="lr-tb"/>
      <style:text-properties fo:font-weight="normal"/>
    </style:style>
    <style:style style:name="P19" style:family="paragraph" style:parent-style-name="Text_20_body">
      <style:paragraph-properties fo:margin-top="0in" fo:margin-bottom="0in" style:contextual-spacing="false" fo:line-height="165%" style:writing-mode="lr-tb"/>
      <style:text-properties fo:font-weight="normal"/>
    </style:style>
    <style:style style:name="P20" style:family="paragraph" style:parent-style-name="Text_20_body">
      <style:paragraph-properties fo:margin-top="0in" fo:margin-bottom="0in" style:contextual-spacing="false" fo:line-height="165%" fo:text-align="justify" style:justify-single-word="false" style:writing-mode="lr-tb"/>
      <style:text-properties fo:font-weight="normal"/>
    </style:style>
    <style:style style:name="P21" style:family="paragraph" style:parent-style-name="Text_20_body">
      <style:paragraph-properties fo:margin-top="0in" fo:margin-bottom="0in" style:contextual-spacing="false" fo:line-height="138%" fo:text-align="justify" style:justify-single-word="false" style:writing-mode="lr-tb"/>
      <style:text-properties officeooo:rsid="001e7fad" officeooo:paragraph-rsid="001e7fad"/>
    </style:style>
    <style:style style:name="P22" style:family="paragraph" style:parent-style-name="Standard">
      <style:paragraph-properties fo:line-height="150%"/>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3" style:family="paragraph" style:parent-style-name="Standard">
      <style:paragraph-properties fo:line-height="150%"/>
      <style:text-properties fo:font-variant="normal" fo:text-transform="none" fo:color="#000000" style:text-line-through-style="none" style:text-line-through-type="none" style:font-name="Arial" fo:font-size="11.25pt" fo:language="es" fo:country="ES" fo:font-style="normal" style:text-underline-style="none" fo:font-weight="normal" officeooo:paragraph-rsid="00213489" style:text-blinking="false" fo:background-color="transparent"/>
    </style:style>
    <style:style style:name="P2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33e57" officeooo:paragraph-rsid="00233e57" style:text-blinking="false" fo:background-color="transparent"/>
    </style:style>
    <style:style style:name="P2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10973" officeooo:paragraph-rsid="00210973" style:text-blinking="false" fo:background-color="transparent"/>
    </style:style>
    <style:style style:name="P2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42285" officeooo:paragraph-rsid="00242285" style:text-blinking="false" fo:background-color="transparent"/>
    </style:style>
    <style:style style:name="P2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42285" officeooo:paragraph-rsid="00252f90" style:text-blinking="false" fo:background-color="transparent"/>
    </style:style>
    <style:style style:name="P28"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9"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2700d4" style:text-blinking="false" fo:background-color="transparent"/>
    </style:style>
    <style:style style:name="P30"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28f76b" style:text-blinking="false" fo:background-color="transparent"/>
    </style:style>
    <style:style style:name="P31"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rsid="002700d4" officeooo:paragraph-rsid="002700d4" style:text-blinking="false" fo:background-color="transparent"/>
    </style:style>
    <style:style style:name="P32" style:family="paragraph" style:parent-style-name="Text_20_body">
      <style:paragraph-properties fo:margin-top="0in" fo:margin-bottom="0in" style:contextual-spacing="false" fo:line-height="165%" style:writing-mode="lr-tb"/>
      <style:text-properties fo:font-variant="normal" fo:text-transform="none" fo:color="#000000" style:text-line-through-style="none" style:text-line-through-type="none" style:font-name="Arial" fo:font-size="11.25pt" fo:font-style="normal" style:text-underline-style="none" fo:font-weight="normal" officeooo:rsid="002a8ab0" officeooo:paragraph-rsid="002a8ab0" style:text-blinking="false" fo:background-color="transparent"/>
    </style:style>
    <style:style style:name="P33"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a8ab0" officeooo:paragraph-rsid="002c2087" style:text-blinking="false" fo:background-color="transparent"/>
    </style:style>
    <style:style style:name="P34"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da674" officeooo:paragraph-rsid="002da674" style:text-blinking="false" fo:background-color="transparent"/>
    </style:style>
    <style:style style:name="P35"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da674" officeooo:paragraph-rsid="002e89b0" style:text-blinking="false" fo:background-color="transparent"/>
    </style:style>
    <style:style style:name="P36"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2e89b0" officeooo:paragraph-rsid="002e89b0" style:text-blinking="false" fo:background-color="transparent"/>
    </style:style>
    <style:style style:name="P37"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officeooo:rsid="002c2087" officeooo:paragraph-rsid="002c2087" style:text-blinking="false" fo:background-color="transparent"/>
    </style:style>
    <style:style style:name="P38"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officeooo:rsid="002c2087" officeooo:paragraph-rsid="002da674" style:text-blinking="false" fo:background-color="transparent"/>
    </style:style>
    <style:style style:name="P39"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officeooo:rsid="002c2087" officeooo:paragraph-rsid="002e89b0" style:text-blinking="false" fo:background-color="transparent"/>
    </style:style>
    <style:style style:name="P40"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officeooo:rsid="002da674" officeooo:paragraph-rsid="002da674" style:text-blinking="false" fo:background-color="transparent"/>
    </style:style>
    <style:style style:name="P41"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officeooo:rsid="002da674" officeooo:paragraph-rsid="002e89b0" style:text-blinking="false" fo:background-color="transparent"/>
    </style:style>
    <style:style style:name="P42"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43"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officeooo:rsid="002c2087" officeooo:paragraph-rsid="002c2087" fo:background-color="transparent"/>
    </style:style>
    <style:style style:name="P44" style:family="paragraph" style:parent-style-name="Text_20_body">
      <style:text-properties fo:font-weight="normal" officeooo:paragraph-rsid="00233e57"/>
    </style:style>
    <style:style style:name="P45" style:family="paragraph" style:parent-style-name="Text_20_body">
      <style:text-properties fo:font-weight="normal" officeooo:paragraph-rsid="002e89b0"/>
    </style:style>
    <style:style style:name="P46" style:family="paragraph" style:parent-style-name="Text_20_body">
      <style:text-properties fo:font-weight="normal" officeooo:paragraph-rsid="002eb908"/>
    </style:style>
    <style:style style:name="T1" style:family="text">
      <style:text-properties fo:font-variant="normal" fo:text-transform="none" fo:color="#000000" style:font-name="Arial" fo:font-size="14.25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4" style:family="text">
      <style:text-properties officeooo:rsid="00213489"/>
    </style:style>
    <style:style style:name="T5" style:family="text">
      <style:text-properties fo:language="es" fo:country="ES"/>
    </style:style>
    <style:style style:name="T6" style:family="text">
      <style:text-properties officeooo:rsid="002700d4"/>
    </style:style>
    <style:style style:name="T7" style:family="text">
      <style:text-properties officeooo:rsid="0028f76b"/>
    </style:style>
    <style:style style:name="T8" style:family="text">
      <style:text-properties style:text-line-through-style="none" style:text-line-through-type="none" fo:font-size="11.25pt" style:text-underline-style="none" fo:font-weight="normal" officeooo:rsid="002a8ab0" style:text-blinking="false"/>
    </style:style>
    <style:style style:name="T9" style:family="text">
      <style:text-properties officeooo:rsid="002da674"/>
    </style:style>
    <style:style style:name="T10" style:family="text">
      <style:text-properties officeooo:rsid="002e89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e044f572-226f-4e5b-c8f5-2755625bcf2f"/>Índice</text:p>
      <text:p text:style-name="P5">Hipótesis y Aclaraciones Globales……………...........................................................................</text:p>
      <text:p text:style-name="P5">Problemas Relevantes……........................................................................................................</text:p>
      <text:p text:style-name="P5">Archivo README.. ....................................................................................................................</text:p>
      <text:p text:style-name="P5">Hoja de ruta de prueba “camino feliz” .......................................................................................</text:p>
      <text:p text:style-name="P5">Listado de Nuevas Funciones y/o Comandos Auxiliares….....................................................</text:p>
      <text:p text:style-name="P5">Listado de DATOS…………………………………………………………………………………....</text:p>
      <text:p text:style-name="P5">Listado de Nuevos Archivos………………………………………………………………………..</text:p>
      <text:p text:style-name="P5">Apéndice...............................................................................................................................</text:p>
      <text:p text:style-name="P5">Enunciado – Tema H……........................................................................................................</text:p>
      <text:p text:style-name="P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8"><text:soft-page-break/><text:span text:style-name="T1">Hipótesis y aclaraciones globales</text:span><text:span text:style-name="T2">:</text:span></text:p>
      <text:p text:style-name="P8">- Supusimos que los nombres de los directorios no contienen espacios.</text:p>
      <text:p text:style-name="P8">- Para la gestión actual se considera válida cualquier fecha mayor a la inicial. La gestión actual se identifica por tener NULL en el tercer componente del csv.</text:p>
      <text:p text:style-name="P22"><text:bookmark text:name="docs-internal-guid-e044f572-2549-2cb7-c91c-0f4611eb68b3"/>- Cuando no existen archivos en los subdirectorios de ACEPDIR , se graba en el log “Invocación de ProPro pospuesta para el <text:span text:style-name="T5">siguiente</text:span> ciclo”</text:p>
      <text:p text:style-name="P23">- <text:span text:style-name="T4">Si el usuario no ingresa ningún dato cuando hay un default, se tomará el valor default.</text:span></text:p>
      <text:p text:style-name="P2"><text:line-break/><text:line-break/><text:line-break/><text:line-break/></text:p>
      <text:p text:style-name="P19"><text:span text:style-name="T1">Problemas relevantes</text:span><text:span text:style-name="T2">:</text:span></text:p>
      <text:p text:style-name="P44"><text:line-break/><text:line-break/><text:line-break/><text:line-break/><text:line-break/><text:line-break/><text:line-break/><text:line-break/><text:line-break/><text:line-break/><text:line-break/></text:p>
      <text:p text:style-name="P44"/>
      <text:p text:style-name="P44"/>
      <text:p text:style-name="P44"/>
      <text:p text:style-name="P44"/>
      <text:p text:style-name="P44"/>
      <text:p text:style-name="P44"/>
      <text:p text:style-name="P44"/>
      <text:p text:style-name="P44"/>
      <text:p text:style-name="P44"><text:line-break/><text:line-break/></text:p>
      <text:p text:style-name="P19"><text:soft-page-break/><text:span text:style-name="T1">Archivo README</text:span><text:span text:style-name="T2">:</text:span></text:p>
      <text:p text:style-name="Text_20_body"/>
      <text:p text:style-name="P7">################################################################################# </text:p>
      <text:p text:style-name="P7">FIUBA - 75.08 - Sistemas Operativos - Primer Cuatrimestre 2015 </text:p>
      <text:p text:style-name="P7">GRUPO N° 4 </text:p>
      <text:p text:style-name="P7"># Aller, Juan Maria </text:p>
      <text:p text:style-name="P7"># Arroyo, Hernan </text:p>
      <text:p text:style-name="P7"># de Valais, Ezequiel </text:p>
      <text:p text:style-name="P7"># Grillo, Ezequiel </text:p>
      <text:p text:style-name="P7"># Nery, Francisco </text:p>
      <text:p text:style-name="P7"># Solotun, Roberto </text:p>
      <text:p text:style-name="P7">################################################################################# </text:p>
      <text:p text:style-name="P7">Pasos a seguir en la instalación y ejecución del programa SisProH </text:p>
      <text:p text:style-name="P7">################################################################################# </text:p>
      <text:p text:style-name="P7">1- Insertar el dispositivo de almacenamiento con el contenido del tp (pen drive, cd, etc). </text:p>
      <text:p text:style-name="P7">2- Ubicarse en el directorio donde se desea instalar el programa. </text:p>
      <text:p text:style-name="P7">3- Copiar el archivo Grupo4H.tar.gz en el directorio mencionado anteriormente. </text:p>
      <text:p text:style-name="P7">4- Descomprimir el archivo Grupo4H.tar.gz. </text:p>
      <text:p text:style-name="P7">5. Se creará un nuevo comprimido, el cual descomprimiremos de la misma forma que en el paso anterior. </text:p>
      <text:p text:style-name="P7">6. Luego de esto, se habrá creado la carpeta Grupo4H, la cual es la base del programa. </text:p>
      <text:p text:style-name="P7">7. Para instalar el programa, desde la consola ir a la ruta donde se creo la carpeta Grupo4H y ejecutar los siguientes comandos: </text:p>
      <text:p text:style-name="P7"/>
      <text:p text:style-name="P7">$ cd Grupo4H </text:p>
      <text:p text:style-name="P7">$ sh InsPro.sh </text:p>
      <text:p text:style-name="P7"/>
      <text:p text:style-name="P7">8. Luego de haber seguido los pasos indicados en el instalador, si este finalizó correctamente, se habrán creado varias carpetas útiles . P </text:p>
      <text:p text:style-name="P7">ara el funcionamiento correcto del programa (no se debe cambiar su nombre en ningun momento, de surgir algún problema se recomienda </text:p>
      <text:p text:style-name="P7"><text:s/>reinstalar el programa y comenzar de nuevo). </text:p>
      <text:p text:style-name="P7"/>
      <text:p text:style-name="P7">9. Dirigirse a la carpeta definida para los ejecutables (por defecto /bin): </text:p>
      <text:p text:style-name="P7"/>
      <text:p text:style-name="P7">$ cd bin </text:p>
      <text:p text:style-name="P7"/>
      <text:p text:style-name="P7"><text:soft-page-break/>10. Correr con punto para que las variables queden en el ambiente actual a IniPro.sh: </text:p>
      <text:p text:style-name="P7"/>
      <text:p text:style-name="P7">$ . IniPro.sh </text:p>
      <text:p text:style-name="P7"/>
      <text:p text:style-name="P7">11. En este momento, el usuario podrá elegir entre ejecutar el demonio RecPro.sh o no.   De decidir no ejecutarlo, podrá hacerlo luego manualmente mediante el siguiente comando: </text:p>
      <text:p text:style-name="P7"/>
      <text:p text:style-name="P7">$ Start.sh RecPro.sh </text:p>
      <text:p text:style-name="P7"/>
      <text:p text:style-name="P7">12. Si el usuario quiere detener la ejecución de este demonio, deberá escribir: </text:p>
      <text:p text:style-name="P7"/>
      <text:p text:style-name="P7">$ Stop.sh RecPro.sh </text:p>
      <text:p text:style-name="P7"><text:s/></text:p>
      <text:p text:style-name="P7">13. NOVEDADES Y REPORTING </text:p>
      <text:p text:style-name="P7"/>
      <text:p text:style-name="P7"/>
      <text:p text:style-name="P7"/>
      <text:p text:style-name="P7"/>
      <text:p text:style-name="P7">#################################### </text:p>
      <text:p text:style-name="P7"/>
      <text:p text:style-name="P7">Notas del instalador: </text:p>
      <text:p text:style-name="P7"/>
      <text:p text:style-name="P7">Luego de correr el comando InsPro.sh , se creará el archivo de configuración InsPro.conf en la carpeta conf. Esto se hace inmediatamente antes de ingresar los valores de las variables, guardando las variables GRUPO y CONF. A medida que se ingresan las variables, estas también son guardadas en el archivo. Esto se hace en caso de que se interrumpa la instalación (ej. por corte de luz) y se pueda resumir desde la útima variable ingresada. </text:p>
      <text:p text:style-name="P7">Al resumir la instalación, dado que no se terminó de ingresar las variables previamente, se tomará la instalación como INCOMPLETA. Se indicarán cuales son las variables que ya fueron ingresadas, cuales son las que faltan y se preguntará si se quiere resumir la instalación. <text:s text:c="2"/></text:p>
      <text:p text:style-name="P7"/>
      <text:p text:style-name="P7"/>
      <text:p text:style-name="P7"/>
      <text:p text:style-name="P7"/>
      <text:p text:style-name="P7"/>
      <text:p text:style-name="P7"/>
      <text:p text:style-name="P7"/>
      <text:p text:style-name="P7"/>
      <text:p text:style-name="P7"/>
      <text:p text:style-name="P7"/>
      <text:p text:style-name="P20"><text:soft-page-break/><text:span text:style-name="T1">Hoja de ruta de prueba “camino feliz”</text:span><text:span text:style-name="T3">:</text:span></text:p>
      <text:p text:style-name="Text_20_body"/>
      <text:p text:style-name="P9">A – Últimas 30 lineas de InsPro.log</text:p>
      <text:p text:style-name="Text_20_body"/>
      <text:p text:style-name="P26">2015-05-28_00-11-31 - INF - rsolotun - InsPro - Directorio de recepción de documentos para protocolización: novedades</text:p>
      <text:p text:style-name="P26">2015-05-28_00-11-31 - INF - rsolotun - InsPro - Espacio mínimo libre para arribos: 100 Mb</text:p>
      <text:p text:style-name="P26">2015-05-28_00-11-31 - INF - rsolotun - InsPro - Directorio de Archivos Aceptados: a_protocolizar</text:p>
      <text:p text:style-name="P26">2015-05-28_00-11-31 - INF - rsolotun - InsPro - Directorio de Archivos Rechazados: rechazados</text:p>
      <text:p text:style-name="P26">2015-05-28_00-11-31 - INF - rsolotun - InsPro - Directorio de Archivos Protocolizados: protocolizados</text:p>
      <text:p text:style-name="P26">2015-05-28_00-11-31 - INF - rsolotun - InsPro - Directorio para informes y estadísticas: informes</text:p>
      <text:p text:style-name="P26">2015-05-28_00-11-31 - INF - rsolotun - InsPro - Nombre para el repositorio de duplicados: dup</text:p>
      <text:p text:style-name="P26">2015-05-28_00-11-31 - INF - rsolotun - InsPro - Directorio para Archivos de Log: log</text:p>
      <text:p text:style-name="P26">2015-05-28_00-11-31 - INF - rsolotun - InsPro - Tamaño máximo para los archivos de log del sistema: 400 Kb</text:p>
      <text:p text:style-name="P26">2015-05-28_00-11-31 - INF - rsolotun - InsPro - Estado de la instalacion: LISTA</text:p>
      <text:p text:style-name="P26">2015-05-28_00-11-31 - INF - rsolotun - InsPro - Inicia la instalacion? (S - N)</text:p>
      <text:p text:style-name="P26">2015-05-28_00-11-32 - INF - rsolotun - InsPro - El usario ingresó: s</text:p>
      <text:p text:style-name="P26">2015-05-28_00-11-32 - INF - rsolotun - InsPro - Iniciando Instalación. Esta Ud. seguro? (S - N)</text:p>
      <text:p text:style-name="P26">2015-05-28_00-11-33 - INF - rsolotun - InsPro - El usario ingresó: s</text:p>
      <text:p text:style-name="P26">2015-05-28_00-11-33 - INF - rsolotun - InsPro - Creando Estructuras de directorio. . . .</text:p>
      <text:p text:style-name="P26">2015-05-28_00-11-33 - INF - rsolotun - InsPro - /home/rsolotun/sisop-4h/bin ...</text:p>
      <text:p text:style-name="P26">2015-05-28_00-11-33 - INF - rsolotun - InsPro - /home/rsolotun/sisop-4h/mae ...</text:p>
      <text:p text:style-name="P26">2015-05-28_00-11-33 - INF - rsolotun - InsPro - /home/rsolotun/sisop-4h/mae/tab ...</text:p>
      <text:p text:style-name="P26">2015-05-28_00-11-33 - INF - rsolotun - InsPro - /home/rsolotun/sisop-4h/mae/tab/ant ...</text:p>
      <text:p text:style-name="P26">2015-05-28_00-11-33 - INF - rsolotun - InsPro - /home/rsolotun/sisop-4h/novedades ...</text:p>
      <text:p text:style-name="P26">2015-05-28_00-11-33 - INF - rsolotun - InsPro - /home/rsolotun/sisop-4h/a_protocolizar ...</text:p>
      <text:p text:style-name="P26">2015-05-28_00-11-33 - INF - rsolotun - InsPro - /home/rsolotun/sisop-4h/rechazados ...</text:p>
      <text:p text:style-name="P26">2015-05-28_00-11-33 - INF - rsolotun - InsPro - /home/rsolotun/sisop-4h/protocolizados ...</text:p>
      <text:p text:style-name="P26">2015-05-28_00-11-33 - INF - rsolotun - InsPro - /home/rsolotun/sisop-4h/protocolizados/proc ...</text:p>
      <text:p text:style-name="P26">2015-05-28_00-11-33 - INF - rsolotun - InsPro - /home/rsolotun/sisop-4h/informes ...</text:p>
      <text:p text:style-name="P26">2015-05-28_00-11-33 - INF - rsolotun - InsPro - /home/rsolotun/sisop-4h/log ...</text:p>
      <text:p text:style-name="P26">2015-05-28_00-11-33 - INF - rsolotun - InsPro - Instalando Archivos Maestros y Tablas</text:p>
      <text:p text:style-name="P26">2015-05-28_00-11-33 - INF - rsolotun - InsPro - Instalando Programas y Funciones</text:p>
      <text:p text:style-name="P26">2015-05-28_00-11-33 - INF - rsolotun - InsPro - Actualizando la configuración del sistema</text:p>
      <text:p text:style-name="P26">2015-05-28_00-11-33 - INF - rsolotun - InsPro - Instalación concluida exitosamente.</text:p>
      <text:p text:style-name="Text_20_body"/>
      <text:p text:style-name="Text_20_body"/>
      <text:p text:style-name="P9"><text:soft-page-break/>B – InsPro.conf</text:p>
      <text:p text:style-name="Text_20_body"/>
      <text:p text:style-name="P24">GRUPO=/home/rsolotun/sisop-4h/=rsolotun=Thu May 28 00:11:20 ART 2015</text:p>
      <text:p text:style-name="P24">CONFDIR=conf=rsolotun=Thu May 28 00:11:20 ART 2015</text:p>
      <text:p text:style-name="P24">BINDIR=bin=rsolotun=Thu May 28 00:11:27 ART 2015</text:p>
      <text:p text:style-name="P24">MAEDIR=mae=rsolotun=Thu May 28 00:11:27 ART 2015</text:p>
      <text:p text:style-name="P24">NOVEDIR=novedades=rsolotun=Thu May 28 00:11:27 ART 2015</text:p>
      <text:p text:style-name="P24">DATASIZE=100=rsolotun=Thu May 28 00:11:27 ART 2015</text:p>
      <text:p text:style-name="P24">ACEPDIR=a_protocolizar=rsolotun=Thu May 28 00:11:27 ART 2015</text:p>
      <text:p text:style-name="P24">RECHDIR=rechazados=rsolotun=Thu May 28 00:11:27 ART 2015</text:p>
      <text:p text:style-name="P24">PROCDIR=protocolizados=rsolotun=Thu May 28 00:11:28 ART 2015</text:p>
      <text:p text:style-name="P24">INFODIR=informes=rsolotun=Thu May 28 00:11:28 ART 2015</text:p>
      <text:p text:style-name="P24">DUPDIR=dup=rsolotun=Thu May 28 00:11:29 ART 2015</text:p>
      <text:p text:style-name="P24">LOGDIR=log=rsolotun=Thu May 28 00:11:30 ART 2015</text:p>
      <text:p text:style-name="P24">LOGSIZE=400=rsolotun=Thu May 28 00:11:31 ART 2015</text:p>
      <text:p text:style-name="Text_20_body"/>
      <text:p text:style-name="P9">C – IniPro.log</text:p>
      <text:p text:style-name="Text_20_body"/>
      <text:p text:style-name="P26">2015-05-28_00-12-13 - INF - rsolotun - IniPro - Directorio de Configuración: /home/rsolotun/sisop-4h/conf</text:p>
      <text:p text:style-name="P26">2015-05-28_00-12-13 - INF - rsolotun - IniPro - Archivos: InsPro.conf InsPro.log </text:p>
      <text:p text:style-name="P26">2015-05-28_00-12-13 - INF - rsolotun - IniPro - Directorio de Ejecutables: /home/rsolotun/sisop-4h/bin</text:p>
      <text:p text:style-name="P26">2015-05-28_00-12-13 - INF - rsolotun - IniPro - Archivos: Glog.sh InfPro.pl IniPro.sh Mover.sh ProPro.sh RecPro.sh Start.sh Stop.sh </text:p>
      <text:p text:style-name="P26">2015-05-28_00-12-13 - INF - rsolotun - IniPro - Directorio de Maestros y Tablas: /home/rsolotun/sisop-4h/mae</text:p>
      <text:p text:style-name="P26">2015-05-28_00-12-13 - INF - rsolotun - IniPro - Archivos: /home/rsolotun/sisop-4h/mae: emisores.mae gestiones.mae normas.mae tab <text:s/>/home/rsolotun/sisop-4h/mae/tab: ant axg.tab nxe.tab <text:s/>/home/rsolotun/sisop-4h/mae/tab/ant: </text:p>
      <text:p text:style-name="P26">2015-05-28_00-12-13 - INF - rsolotun - IniPro - Directorio de recepción de documentos para protocolización: /home/rsolotun/sisop-4h/novedades</text:p>
      <text:p text:style-name="P26">2015-05-28_00-12-13 - INF - rsolotun - IniPro - Directorio de Archivos Aceptados: /home/rsolotun/sisop-4h/a_protocolizar</text:p>
      <text:p text:style-name="P26">2015-05-28_00-12-13 - INF - rsolotun - IniPro - Directorio de Archivos Rechazados: /home/rsolotun/sisop-4h/rechazados</text:p>
      <text:p text:style-name="P26">2015-05-28_00-12-13 - INF - rsolotun - IniPro - Directorio de Archivos Protocolizados: /home/rsolotun/sisop-4h/protocolizados</text:p>
      <text:p text:style-name="P26">2015-05-28_00-12-13 - INF - rsolotun - IniPro - Directorio para informes y estadísticas: /home/rsolotun/sisop-4h/informes</text:p>
      <text:p text:style-name="P26"><text:soft-page-break/>2015-05-28_00-12-13 - INF - rsolotun - IniPro - Nombre para el repositorio de duplicados: /home/rsolotun/sisop-4h/dup</text:p>
      <text:p text:style-name="P26">2015-05-28_00-12-13 - INF - rsolotun - IniPro - Directorio para Archivos de Log: /home/rsolotun/sisop-4h/log</text:p>
      <text:p text:style-name="P26">2015-05-28_00-12-13 - INF - rsolotun - IniPro - Archivos: </text:p>
      <text:p text:style-name="P26">2015-05-28_00-12-13 - INF - rsolotun - IniPro - Estado del Sistema: INICIALIZADO</text:p>
      <text:p text:style-name="P26">2015-05-28_00-12-15 - INF - rsolotun - IniPro - proc: 4531</text:p>
      <text:p text:style-name="P1"><text:line-break/><text:line-break/></text:p>
      <text:p text:style-name="P9">D - RecPro.log</text:p>
      <text:p text:style-name="Text_20_body"/>
      <text:p text:style-name="P27">2015-05-28_00-15-16 - INF - rsolotun - RecPro - ciclo numero : 19</text:p>
      <text:p text:style-name="P27">2015-05-28_00-15-26 - INF - rsolotun - RecPro - ciclo numero : 20</text:p>
      <text:p text:style-name="P27">2015-05-28_00-15-36 - INF - rsolotun - RecPro - ciclo numero : 21</text:p>
      <text:p text:style-name="P27">2015-05-28_00-15-46 - INF - rsolotun - RecPro - ciclo numero : 22</text:p>
      <text:p text:style-name="P27">2015-05-28_00-15-56 - INF - rsolotun - RecPro - ciclo numero : 23</text:p>
      <text:p text:style-name="P27">2015-05-28_00-16-06 - INF - rsolotun - RecPro - ciclo numero : 24</text:p>
      <text:p text:style-name="P27">2015-05-28_00-16-16 - INF - rsolotun - RecPro - ciclo numero : 25</text:p>
      <text:p text:style-name="P27">2015-05-28_00-16-26 - INF - rsolotun - RecPro - ciclo numero : 26</text:p>
      <text:p text:style-name="P27">2015-05-28_00-16-36 - INF - rsolotun - RecPro - ciclo numero : 27</text:p>
      <text:p text:style-name="P27">2015-05-28_00-16-46 - INF - rsolotun - RecPro - ciclo numero : 28</text:p>
      <text:p text:style-name="P27">2015-05-28_00-16-56 - INF - rsolotun - RecPro - ciclo numero : 29</text:p>
      <text:p text:style-name="P27">2015-05-28_00-17-06 - INF - rsolotun - RecPro - ciclo numero : 30</text:p>
      <text:p text:style-name="P27">2015-05-28_00-17-16 - INF - rsolotun - RecPro - ciclo numero : 31</text:p>
      <text:p text:style-name="P27">2015-05-28_00-17-17 - INF - rsolotun - RecPro - Alfonsin_RES_1001_388_23-05-1989 aceptados</text:p>
      <text:p text:style-name="P27">2015-05-28_00-17-27 - INF - rsolotun - RecPro - ciclo numero : 32</text:p>
      <text:p text:style-name="P27">2015-05-28_00-17-27 - INF - rsolotun - RecPro - ProPro corriendo bajo el no.: &lt;5309&gt;</text:p>
      <text:p text:style-name="P27">2015-05-28_00-17-37 - INF - rsolotun - RecPro - ciclo numero : 33</text:p>
      <text:p text:style-name="P27">2015-05-28_00-17-47 - INF - rsolotun - RecPro - ciclo numero : 34</text:p>
      <text:p text:style-name="P27">2015-05-28_00-17-47 - INF - rsolotun - RecPro - Duhalde_RES_1001_294_23-05-2003 aceptados</text:p>
      <text:p text:style-name="P27">2015-05-28_00-17-57 - INF - rsolotun - RecPro - ciclo numero : 35</text:p>
      <text:p text:style-name="P27">2015-05-28_00-17-58 - INF - rsolotun - RecPro - ProPro corriendo bajo el no.: &lt;10273&gt;</text:p>
      <text:p text:style-name="P27">2015-05-28_00-18-08 - INF - rsolotun - RecPro - ciclo numero : 36</text:p>
      <text:p text:style-name="P27">2015-05-28_00-18-18 - INF - rsolotun - RecPro - ciclo numero : 37</text:p>
      <text:p text:style-name="P27">2015-05-28_00-18-18 - INF - rsolotun - RecPro - Fernandez2_CON_4444_11_04-05-2015 aceptados</text:p>
      <text:p text:style-name="P27">2015-05-28_00-18-28 - INF - rsolotun - RecPro - ciclo numero : 38</text:p>
      <text:p text:style-name="P27"><text:soft-page-break/>2015-05-28_00-18-28 - INF - rsolotun - RecPro - ProPro corriendo bajo el no.: &lt;12803&gt;</text:p>
      <text:p text:style-name="P27">2015-05-28_00-18-38 - INF - rsolotun - RecPro - ciclo numero : 39</text:p>
      <text:p text:style-name="P27">2015-05-28_00-18-38 - INF - rsolotun - RecPro - Fernandez2_DIS_1010_33_04-01-2015 aceptados</text:p>
      <text:p text:style-name="P27">2015-05-28_00-18-48 - INF - rsolotun - RecPro - ciclo numero : 40</text:p>
      <text:p text:style-name="P27">2015-05-28_00-18-48 - INF - rsolotun - RecPro - ProPro corriendo bajo el no.: &lt;17068&gt;</text:p>
      <text:p text:style-name="P21"/>
      <text:p text:style-name="P15">Archivos y sus primeros 10 registros</text:p>
      <text:p text:style-name="Text_20_body"/>
      <text:p text:style-name="P9">Archivo Alfonsin_RES_1001_388_23-05-1989: </text:p>
      <text:p text:style-name="Text_20_body"/>
      <text:p text:style-name="P3">05/12/1986;8800;SINDICATO DE TRABAJADORES DEL SURCO DE LA INDUSTRIA AZUCARERA DEL NORTE DE LA PROVINCIA DE SALTA ;DENEGAR A LA CAUSANTE EL OTORGAMIENTO DE PERSONERIA GREMIAL. JMH;238;NULL;NULL;0CDA020;664522</text:p>
      <text:p text:style-name="P3">06/11/1987;1276;AEROLINEAS ARGENTINA SOCIEDAD DEL ESTADO ;DENEGAR A LA CAUSANTE LA SOLICITUD DE OTORGAMIENTO DE PERSONERIA GREMIAL. JMH;228;NULL;NULL;0CDA020;765179</text:p>
      <text:p text:style-name="P3">17/01/1989;606;ALIMENTACION FIRMAT STA.FE 342.443/80;APRUEBASE EL ESTATUTO Y OTORGASE PERSONERIA GREMIAL A LA CAUSANTE CON CARACTER DE ENTIDAD PROFESIONAL DE PRIMER GRADO. JMH;10;132660;1980;0CDA020;31</text:p>
      <text:p text:style-name="P3">19/01/1989;1212;CELUSOSA PAP.Y C.A.PARANA 145.536/86;APRUEBASE EL ESTATUTO Y OTROGASE PERSONERIA GREMIAL A LA CAUSANTE CON EL CARACTER DE ENTIDAD PROFESIONAL DE PRIMER GRADO. JMH;10;NULL;1986;0CDA020;37</text:p>
      <text:p text:style-name="P3">19/01/1989;1313;RESIDUOS Y BARRIDO DE CBA. 823.229/87;APRUEBASE EL ESTATUTO Y OTORGASE PERSONERIA GREMIAL A LA CAUSANTE CON CARACTER DE ENTIDAD PROFESIONAL DE PRIMER GRADO. JMH;10;NULL;1987;0CDA020;38</text:p>
      <text:p text:style-name="P3">24/01/1989;2626;SANIDAD CHUBUT ASOC.TRAB. 46.087/83;APRUEBASE EL ESTATUTO Y OTORGASE PERSONERIA GREMIAL A LA CAUSANTE, CON CARACTER DE ENTIDAD PROFESIONAL DE PRIMER GRADO. JMH;10;NULL;1983;0CDA020;51</text:p>
      <text:p text:style-name="P3">25/01/1989;2727;ENERGIA ELECTRICA PERS.S. 137.486/86;DENEGAR A LA CAUSANTE LA SOLICUTD DE PERSONERIA GREMIAL. JMH;10;NULL;1986;0CDA020;52</text:p>
      <text:p text:style-name="P3">31/01/1989;3535;PAPELERA PERS.JERARQUICO 824.169/87;DENEGAR A LA CAUSANTE LA SOLICITUD DE OTORGAMIENTO DE PERSONERIA GREMIAL INTERPUESTA. JMH;10;165599;1987;0CDA020;60</text:p>
      <text:p text:style-name="P3">01/02/1989;3636;PAPELERA INDUSTRIA SIND. 70.181/81;APRUEBASE EL ESTATUTO Y OTORGASE PERSONERIA GREMIAL A LA CAUSANTE CON EL CARARTER DE ENTIDAD PROFESIONAL DE PRIMER GRADO. JMH;10;116718;1981;0CDA020;61</text:p>
      <text:p text:style-name="P3">08/02/1989;4949;ENERGIA BS. AS. ASOC.PERS. 826.098/87;OTORGAMIENTO DE LA INSCRIPCION GREMIAL A DICHA ENTIDAD;10;165793;1987;0CDA020;74</text:p>
      <text:p text:style-name="Text_20_body"/>
      <text:p text:style-name="P9"><text:soft-page-break/>Archivo Duhalde_RES_1001_294_23-05-2003:</text:p>
      <text:p text:style-name="Text_20_body"/>
      <text:p text:style-name="P3">11/01/2002;1414;LAS CAMELIAS SA Y FED GREMIAL DE LA IND DE LA CARNE;PROCEDIMIENTO PREVENTIVO DE CRISIS DE EMPRESA LEY 24013;233;972642;2001;0CDCA28;22077</text:p>
      <text:p text:style-name="P3">11/01/2002;1515;EMP ALGODONERA DEL VALLE SA Y J TENDLARS SAC;PROCEDIMIENTO PREVENTIVO DE CRISIS DE EMPRESA LEY 24013;233;971825;2001;0CDCA28;22078</text:p>
      <text:p text:style-name="P3">11/01/2002;1616;DIMAT SA Y STO O DE LA IND DE LA MADERA DE CAP FED;PROCEDIMIENTO PREVENTIVO DE CRISIS DE EMPRESA LEY 24013  ;233;972846;2001;0CDCA28;22066</text:p>
      <text:p text:style-name="P3">11/01/2002;1717;EMPRESA HINCH SA Y EL STO EMPLEADOS DE COMERCIO;PROCEDIMIENTO DE CRISIS DE EMPRESA LEY 24013;233;972833;2001;0CDCA28;22067</text:p>
      <text:p text:style-name="P3">11/01/2002;1818;EMPRESA ANSELMI IND PUBLICITARIA Y EL STO DE PUBLICIDAD;PROCEDIMIENTO DE CRISIS DE EMPRESA LEY 24013;233;973071;2001;0CDCA28;22068</text:p>
      <text:p text:style-name="P3">11/01/2002;1919;VANGUARDIA SEGURIDAD INTEGRAL EMPRESARIA Y PRIVADA SA;PROCEDIMIENTO PREVENTIVO DE CRISIS DE EMPRESA LEY 24013;233;972265;2001;0CDCA28;22072</text:p>
      <text:p text:style-name="P3">18/01/2002;2020;PERALTA MARCEL BEATRIZ; RECTIFICAR LA RES MTE Y FRH N° 940/01 ESTABLECIENDO QUE EN EL ANEXO II DE LA MISMA EN LA GRILLA ASIGNADA A LA UNIUDAD ACTIV CENTRALES DONDE DICE  1.604 DEBE LEERSE $3.002;238;972614;2001;0CDCA28;22104</text:p>
      <text:p text:style-name="P3">22/02/2002;2121;FERROVIARIA COMISION DE SEGURIDAD;LA COMISION DE SEGURIDAD FERROVIARIA CREADA EN FECHA 26 DE DICIEMBRE DE 2000, FUNCIONARA DE MANERA PERMANENTE;238;NULL;2002;0CDCA28;24988</text:p>
      <text:p text:style-name="P3">22/02/2002;2222;ASOCIACION DE INDUSTRIALES METALURGICOS DE LA R.A.;PROCEDIMIENTO PREVENTIVO DE CRISIS DE EMPRESA;233;NULL;NULL;0CDCA28;22415</text:p>
      <text:p text:style-name="P3">29/04/2002;2323;CONSEJO FEDERAL DEL TRABAJO;LAS ADMINISTRACIONES PROVINCIALES DEL TRABAJO PADRAN SUSTANCIAR Y COMPLETAR LA GESTION DEL PROCEDIMIENTO PREVENTIVO DE CRISIS DE EMPRESA;233;992596;2002;0CDCA28;23074</text:p>
      <text:p text:style-name="Text_20_body"/>
      <text:p text:style-name="P9">Archivo Fernandez2_CON_4444_11_04-05-2015: </text:p>
      <text:p text:style-name="Text_20_body"/>
      <text:p text:style-name="P3">02/05/2015;;SINDICATO DE MECANINOS Y AFINES DEL TRANSPORTE AUTOMOTOR DE LA REPUBLICA ARGENTINA;DECLARASE CONSTITUIDA LA COMISION NEGOCIADORA QUE TENDRA COMO FINALIDAD ALCANZAR UN ACUERDO EN EL MARCO DEL CONVENIO COLECTIVO DE TRABAJO DE EMPRESA Nº8/89 ENTRE LOS <text:soft-page-break/>CAUSANTES.NC;224;5011056;2013;135C9AA;885523</text:p>
      <text:p text:style-name="P3">02/05/2015;;AMADEO NOLASCO GENTA;DECLARASE CONSTITUIDA LA COMISION NEGOCIADORALA QUE QUEDARA INTEGRADA POR EL CAUSANTE.NC;224;4708796;2012;135C9AA;885526</text:p>
      <text:p text:style-name="P3">02/05/2015;;FEDERACION DE OBREROS MOSAISTAS Y AFINES DE LA REPUBLICA ARGENTINA;DECLARASE CONSTITUIDA LA COMISION NEGOCIADORA PARA CELEBRAR UN CONVENIO COLECTIVO DE TRABAJO, LA QUE QUEDARA INTEGRADA EN REPRESENTACION DE LA REPUBLICA ARGENTINA.NC;224;2214432;2008;135C9AA;885627</text:p>
      <text:p text:style-name="P3">02/05/2015;;ASOCIACION DE MEDICOS DE LA ACTIVIDAD PRIVADA - INTERNATIONAL HEALT SERVICES ARG S.A.;DECLARASE CONSTITUIDA LA COMISION NEGOCIADORA SUSCRIPTA ENTRE LOS CAUSANTES. MC;224;5092828;2013;135C9AA;887694</text:p>
      <text:p text:style-name="P3">02/05/2015;;UNION TRANVIRIOS AUTOMOTOR - CAMARA DE EMPRESARIOS DE TRANSPORTE PARA TURISMO Y OFERTA LIBRE;DECLARASE CONSTITUIDA LA COMISION NEGOCIADORA SUSCRIPTA ENTRE LOS CAUSANTES. MC;224;5038124;2013;135C9AA;887695</text:p>
      <text:p text:style-name="P3">02/05/2015;;SINDICATO DE MECANICOS Y AF DEL TRANSPORTE Y AF DEL TRANSPORTE AUTOMOTOR DE LA REP ARG Y TREVES ARG;DECLARASE CONSTITUIDA LA COMISION NEGOCIADORA SUSCRIPTA ENTRE LOS CAUSANTES. MC;224;4996416;2013;135C9AA;887696</text:p>
      <text:p text:style-name="P3">02/05/2015;;EMPRESA NUCLEOELECTRICA ARGENTINA S.A.;DECLARASE CONSTITUIDA LA COMISION NEGOCIADORA QUE TENDRA A SU CARGO LA DISCUSION SALARIAL EN EL MARCO DEL CCT DE EMPRESA NRO 692/05 E- RDF;224;4711395;2012;135C9AA;893889</text:p>
      <text:p text:style-name="P3">02/05/2015;;ASOCIACION DE PROFESIONALES UNIVERSITARIO DEL AGUA Y LA ENERGIA ELECTRICA Y LA EMPRESA NUCLEOELECTRI;DECLARESE CONSTITUIDA LA COMISION NEGOCIADORA PARA LA MODIFICACION DEL ARTICULO 65 DEL CCT DE EMPRESA NRO 692/05 E. RDF;224;4711393;2012;135C9AA;893890</text:p>
      <text:p text:style-name="P3">03/05/2015;;ASOCIACION DEL PERSONAL DE DIRECCION DE FERROCARRILES ARGENTINOS Y EMPRESAS DE TRANSPORTE FERROVIARI;ENCUADRAR EN EL MARCO DE LA LEY Nº 14786 EL CONFLICTO ENTRE LOS CAUSANTES. MC;231;5119854;2013;135C9AA;885863</text:p>
      <text:p text:style-name="P3">03/05/2015;;SINDICATO DE EMPLEADOS DEL CAUCHO Y AF - FED ARG DEL NEUMATICO;DECLARASE CONSTITUIDA LA COMISION NEGOCIADORA SUSCRIPTA ENTRE LOS CAUSANTES. MC;224;4983369;2012;135C9AA;887697</text:p>
      <text:p text:style-name="Text_20_body"/>
      <text:p text:style-name="P11">Archivo Fernandez2_DIS_1010_33_04-01-2015: </text:p>
      <text:p text:style-name="Text_20_body"/>
      <text:p text:style-name="P5">02/01/2015;;SINDICATO DE OBRERO Y EMPLEADOS DE LOS CEMENTERIOS DE LA REP. ARG. Y LA FEDERACION ARG. DE ENTIDADES;DECLARASE CONSTITUIDA LA COMISION NEGOCIADORA QUE TENDRA COMO FINALIDAD LA RENOVACION DE LAS ESCALAS <text:soft-page-break/>SALARIALES ENTRE LAS PARTES. RDF;224;4861950;2012;12AF86E;838284</text:p>
      <text:p text:style-name="P5">02/01/2015;;FEDERACION TRABAJADORES DE INDUSTRIA DE LA ALIMENTACION;DECLARASE CONSTITUIDA LA COMISION NEGOCIADORA PARA ACORDAR SALARIOS DEL CCT. NRO 434/06. RDF;224;4852743;2012;12AF86E;838285</text:p>
      <text:p text:style-name="P5">02/01/2015;;UNION DE TRABAJADORES DE CARGA Y DESCARGA DE LA REP. ARG. Y EQUIS QUINCE S.A. Y TEYLEM S.A.;DECLARASE CONSTITUIDA LA COMISION NEGOCIADORA A LOS FINES DEL ESTABLECIMIENTO DE UN REGIMEN DE SOSTENIMIENTO SALARIAL. RDF;224;4968793;2012;12AF86E;838286</text:p>
      <text:p text:style-name="P5">02/01/2015;;SINDICATO DE TRABAJADORES DE JUEGOS DE AZAR, ENTRETENIMIENTO, ESPARCIMIENTO, RECREACION Y AFINES DE;DECLARASE CONSTITUIDA LA COMISION NEGOCIADORA ENTRE LAS PARTES. RDF;224;3055458;2010;12AF86E;838287</text:p>
      <text:p text:style-name="P5">02/01/2015;;UNION OBREROS Y EMPELADOS TINTOREROS, SOMBREREROS DE LA REP. ARG Y LAVADERO INDUSTRIAL PROCESADOR DE;ENCUADRAR, A PARTIR DE LAS 00:00 HS DEL DIA 8 DE ENERO DE 2013, EL CONFLICTO DE AUTOS. RDF;224;4989910;2013;12AF86E;838418</text:p>
      <text:p text:style-name="P5">02/01/2015;;CAMARA ARGENTINA DE LA INDUSTRIA DE COMESTICA Y PERFUMERIA ( CAPA) Y EL SINDICATO DE TRABAJADORES;DECLARASE CONSTITUIDA LA COMISION NEGOCIADORA QUE TENDRA COMO FINALIDAD ALCANZAR UN ACUERDO EN EL MARCO DEL CCT. NRO 157/91 ENTRE LAS PARTES. RDF;224;4972251;2012;12AF86E;838535</text:p>
      <text:p text:style-name="P5">03/01/2015;;FEDERACION ARGENTINA DE TRABAJADORES DE LUZ Y FUERZA Y DISTRIBUIDORA DE ELCTRICIDAD DE LA RIOJA S.A.;DECLARASE CONSTITUIDA LA COMISION NEGOCIADORA PARA LA DISCUCION SALARIAL EN EL MARCO DEL CCT NRO 887/07. RDF;224;4866978;2012;12AF86E;838699</text:p>
      <text:p text:style-name="P5">03/01/2015;;ASOCIACION DE PROFESIONALES UNIVERSITARIOS DEL AGUA Y LA ENERGIA ELECTRICA Y EDELAR S.A.;DECLARASE CONSTITUIDA LA COMISION NEGOCIADORA PARA LA DISCUSION SALARIAL EN EL MARCO DEL CCT NRO 855/07. RDF;224;4885183;2012;12AF86E;838700</text:p>
      <text:p text:style-name="P5">03/01/2015;;FEDERACION ARGENTINA TRABAJADORES PASTELEROS, CONFITEROS, HELADEROS, PIZZEROS Y ALFAJOREROS;DECLARASE CONSTITUIDA LA COMISION NEGOCIADORA PARA ENTENDER EN LA RENOVACION DE LAS CLAUSULAS DEL CCT NRO 686/05. RDF;224;1160683;2004;12AF86E;838701</text:p>
      <text:p text:style-name="P5">03/01/2015;;ASOCIACION DE PROFESIONALES UNIVERSITARIOS DEL AGUA Y LA ENERGIA ELECTRICA Y EDET S.A.;DECLARASE CONSTITUIDA LA COMISION NEGOCIADORA PARA LA DISCUSION SALARIAL EN EL MARCO DEL CCT DE EMPRESA <text:soft-page-break/>NRO 1197/11. RDF;224;4833424;2012;12AF86E;838702</text:p>
      <text:p text:style-name="Text_20_body"/>
      <text:p text:style-name="P10">E - ProPro.log</text:p>
      <text:p text:style-name="Text_20_body"/>
      <text:p text:style-name="P31">2015-05-28_00-17-27 - INF - rsolotun - ProPro - Inicio de ProPro.</text:p>
      <text:p text:style-name="P31">2015-05-28_00-17-27 - INF - rsolotun - ProPro - Cantidad de archivos a procesar: 1</text:p>
      <text:p text:style-name="P31">2015-05-28_00-17-27 - INF - rsolotun - ProPro - Archivo a procesar: Alfonsin_RES_1001_388_23-05-1989</text:p>
      <text:p text:style-name="P31">2015-05-28_00-17-32 - INF - rsolotun - ProPro - Cantidad de archivos a procesar: 1</text:p>
      <text:p text:style-name="P31">2015-05-28_00-17-32 - INF - rsolotun - ProPro - Cantidad de archivos procesados: 1</text:p>
      <text:p text:style-name="P31">2015-05-28_00-17-32 - INF - rsolotun - ProPro - Cantidad de archivos rechazados: 0</text:p>
      <text:p text:style-name="P31">2015-05-28_00-17-57 - INF - rsolotun - ProPro - Inicio de ProPro.</text:p>
      <text:p text:style-name="P31">2015-05-28_00-17-57 - INF - rsolotun - ProPro - Cantidad de archivos a procesar: 1</text:p>
      <text:p text:style-name="P31">2015-05-28_00-17-58 - INF - rsolotun - ProPro - Archivo a procesar: Duhalde_RES_1001_294_23-05-2003</text:p>
      <text:p text:style-name="P31">2015-05-28_00-18-00 - INF - rsolotun - ProPro - Cantidad de archivos a procesar: 1</text:p>
      <text:p text:style-name="P31">2015-05-28_00-18-00 - INF - rsolotun - ProPro - Cantidad de archivos procesados: 1</text:p>
      <text:p text:style-name="P31">2015-05-28_00-18-00 - INF - rsolotun - ProPro - Cantidad de archivos rechazados: 0</text:p>
      <text:p text:style-name="P31">2015-05-28_00-18-28 - INF - rsolotun - ProPro - Inicio de ProPro.</text:p>
      <text:p text:style-name="P31">2015-05-28_00-18-28 - INF - rsolotun - ProPro - Cantidad de archivos a procesar: 1</text:p>
      <text:p text:style-name="P31">2015-05-28_00-18-28 - INF - rsolotun - ProPro - Archivo a procesar: Fernandez2_CON_4444_11_04-05-2015</text:p>
      <text:p text:style-name="P31">2015-05-28_00-18-31 - INF - rsolotun - ProPro - Tabla de contadores preservada antes de su modificación en /home/rsolotun/sisop-4h/mae/tab/ant</text:p>
      <text:p text:style-name="P31">2015-05-28_00-18-31 - INF - rsolotun - ProPro - Cantidad de archivos a procesar: 1</text:p>
      <text:p text:style-name="P31">2015-05-28_00-18-31 - INF - rsolotun - ProPro - Cantidad de archivos procesados: 1</text:p>
      <text:p text:style-name="P31">2015-05-28_00-18-31 - INF - rsolotun - ProPro - Cantidad de archivos rechazados: 0</text:p>
      <text:p text:style-name="P31">2015-05-28_00-18-48 - INF - rsolotun - ProPro - Inicio de ProPro.</text:p>
      <text:p text:style-name="P31">2015-05-28_00-18-48 - INF - rsolotun - ProPro - Cantidad de archivos a procesar: 1</text:p>
      <text:p text:style-name="P31">2015-05-28_00-18-49 - INF - rsolotun - ProPro - Archivo a procesar: Fernandez2_DIS_1010_33_04-01-2015</text:p>
      <text:p text:style-name="P31">2015-05-28_00-18-50 - INF - rsolotun - ProPro - Tabla de contadores preservada antes de su modificación en /home/rsolotun/sisop-4h/mae/tab/ant</text:p>
      <text:p text:style-name="P31">2015-05-28_00-18-51 - INF - rsolotun - ProPro - Cantidad de archivos a procesar: 1</text:p>
      <text:p text:style-name="P31"><text:soft-page-break/>2015-05-28_00-18-51 - INF - rsolotun - ProPro - Cantidad de archivos procesados: 1</text:p>
      <text:p text:style-name="P31">2015-05-28_00-18-51 - INF - rsolotun - ProPro - Cantidad de archivos rechazados: 0</text:p>
      <text:p text:style-name="Text_20_body"/>
      <text:p text:style-name="P10">Nombre de los archivos en PROCDIR:</text:p>
      <text:p text:style-name="Text_20_body"/>
      <text:p text:style-name="P5">Alfonsin/19<text:span text:style-name="T6">86</text:span>.RES</text:p>
      <text:p text:style-name="P29">Alfonsin/19<text:span text:style-name="T6">87</text:span>.RES</text:p>
      <text:p text:style-name="P29">Alfonsin/19<text:span text:style-name="T6">89</text:span>.RES</text:p>
      <text:p text:style-name="P30">Duhalde/200<text:span text:style-name="T7">2</text:span>.RES</text:p>
      <text:p text:style-name="P5">Duhalde/2003.RES</text:p>
      <text:p text:style-name="P5">Fernandez2/2015.CON</text:p>
      <text:p text:style-name="P5">Fernandez2/2015.DIS<text:line-break/>proc/Alfonsin_RES_1001_388_23-05-1989</text:p>
      <text:p text:style-name="P5">proc/Duhalde_RES_1001_294_23-05-2003</text:p>
      <text:p text:style-name="P5">proc/Fernandez2_DIS_1010_33_04-01-2015</text:p>
      <text:p text:style-name="P5">proc/Fernandez2_CON_4444_11_04-05-2015</text:p>
      <text:p text:style-name="Text_20_body"/>
      <text:p text:style-name="P10">Tabla de contadores: MAEDIR/tab/axg.tab</text:p>
      <text:p text:style-name="Text_20_body"/>
      <text:p text:style-name="P32">904;Fernandez2;2015;6006;CON;6;Sandra;07/03/2015</text:p>
      <text:p text:style-name="P32">907;Fernandez2;2015;4444;CON;76;rsolotun;28/05/2015</text:p>
      <text:p text:style-name="P32">902;Fernandez2;2015;1001;DIS;11;Sandra;02/03/2015</text:p>
      <text:p text:style-name="P32">906;Fernandez2;2015;3737;DIS;37;Sandra;27/02/2015</text:p>
      <text:p text:style-name="P32">901;Fernandez2;2015;1001;CON;2;Sandra;01/03/2015</text:p>
      <text:p text:style-name="P32">905;Fernandez2;2015;6006;RES;26;Sandra;09/03/2015</text:p>
      <text:p text:style-name="P32">903;Fernandez2;2015;1001;RES;21;Sandra;31/01/2015</text:p>
      <text:p text:style-name="P32">908;Fernandez2;2015;1010;DIS;19;rsolotun;28/05/2015</text:p>
      <text:p text:style-name="Text_20_body"/>
      <text:p text:style-name="P43">Informes</text:p>
      <text:p text:style-name="P37">1 – Primeros 10 registros de resultados_001 </text:p>
      <text:p text:style-name="P40">Filtros:</text:p>
      <text:p text:style-name="P40">Filtro por Norma: RES</text:p>
      <text:p text:style-name="P33">RES;MINISTRO;1001;2252;2003;Duhalde;23/05/2003;STO PETROLERO OY GAS PRIVADO <text:soft-page-break/>SANTA CRUZ;RATIFICAR PLENEMENTE LA COMPETENCIA DE DICHO ORGANISMO PROVINCIAL PARA EXIGIR Y HACER CUMPLIR LAS CLAUSULAS CONVENCIONALES ESPECIFICAMNTE LA REFEDIDA AL AYUDANTE DE OFICIO ANEXO I CATEGORIA C DEL CCT N| 299/1998;26888</text:p>
      <text:p text:style-name="P33">RES;MINISTRO;1001;2242;2003;Duhalde;29/04/2003;PROCEDIMIENTO GENERAL PARA INSALUBRIDADES -AMBIENTES DE TRABAJO;APROBAR EL PROCEDIMIENTO PARA CALIFICAR EL CARACTER DEL LUGARES DE TAREAS, O AMBIENBTES DE TRABAJO COMO NORMALES O INSALUBRES;26611</text:p>
      <text:p text:style-name="P33">RES;MINISTRO;1001;2232;2003;Duhalde;14/02/2003;DE ROSA HECTOR HORACIO DIRECCION DEL SERVICIO DE CONCILIACION LABORAL OBLIGATORIA;ASIGNAR EL DESPACHO DE LA DIRECCION DEL SERVICIO DE CONCILIACION LABORAL OBLIGATORIA AL DOCTOR;26049</text:p>
      <text:p text:style-name="P33">RES;MINISTRO;1001;2222;2003;Duhalde;09/01/2003;PERSONAL DE LOS HIPODROMOS DE BUENOS AIRES Y SAN ISIDRO;RECTIFICAR EL ARTICULO 1 DE LA RESOLUCION MTEYSS 708/01 MODIFICACION ESTATUTO SOCIAL DE FS 2/20 DEL TI 548799/01;25549</text:p>
      <text:p text:style-name="P33">RES;MINISTRO;1001;2525;2002;Duhalde;25/06/2002;STO OBRERO DEL TABACO CAP FED Y GRAN BS AS;RECTIFICAR LA RES MTEyFRH 834/01;23600</text:p>
      <text:p text:style-name="P33">RES;MINISTRO;1001;2626;2002;Duhalde;25/06/2002;STO U PETROLERO DEL ESTADO SAN LORENZO;RECTIFICAR EL PRIMER Y SEGUNDO CONSIDERANDO Y EL ART I DE LA RES MTEyFRH 818/01 HOY STO PETROLERO E HIDROCARBURIFEROS;23603</text:p>
      <text:p text:style-name="P43"><text:span text:style-name="T8">RES;MINISTRO;1001;2424;2002;Duhalde;13/05/2002;PARO ORGANIZADO POR LA CGT MOYANO UTA PARA EL DIA 14/05/02;AXPORTASE A LA UTA UNION TRANVIARIOS AUTOMOTOR FED NAC DE TRABAJADORES COMIONEROS Y OBREROS DEL TRANPORTE AUTOMOTOR DE CARGAS Y AL AAA APTA REF DECRETO 843/02;23242</text:span></text:p>
      <text:p text:style-name="P33">RES;MINISTRO;1001;2323;2002;Duhalde;29/04/2002;CONSEJO FEDERAL DEL TRABAJO;LAS ADMINISTRACIONES PROVINCIALES DEL TRABAJO PADRAN SUSTANCIAR Y COMPLETAR LA GESTION DEL PROCEDIMIENTO PREVENTIVO DE CRISIS DE EMPRESA;23074</text:p>
      <text:p text:style-name="P33">RES;MINISTRO;1001;2121;2002;Duhalde;22/02/2002;FERROVIARIA COMISION DE SEGURIDAD;LA COMISION DE SEGURIDAD FERROVIARIA CREADA EN FECHA 26 DE DICIEMBRE DE 2000, FUNCIONARA DE MANERA PERMANENTE;24988</text:p>
      <text:p text:style-name="P33">RES;MINISTRO;1001;2222;2002;Duhalde;22/02/2002;ASOCIACION DE INDUSTRIALES METALURGICOS DE LA R.A.;PROCEDIMIENTO PREVENTIVO DE CRISIS DE EMPRESA;22415</text:p>
      <text:p text:style-name="P38"><text:soft-page-break/><text:span text:style-name="T9">2</text:span> – Primeros 10 registros de resultados_00<text:span text:style-name="T9">2</text:span></text:p>
      <text:p text:style-name="P40">Filtros:</text:p>
      <text:p text:style-name="P40">Filtro por Gestion: Alfonsin</text:p>
      <text:p text:style-name="P34">RES;MINISTRO;1001;4257;1989;Alfonsin;23/05/1989;COMERCIO SIND.TRES ARROYOS 798.403/86;OTORGASE A LA ASOCIACION DEL PERSONAL ARGENTINO DE YACYRETA PARA AGRUPAR AL PERSONAL DE LA ENTIDAD BINACIONAL YACYRETA QUE PRESTE SERVICIOS EN LA REPUBLICA ARGENTINA.NC;414</text:p>
      <text:p text:style-name="P34">RES;MINISTRO;1001;4268;1989;Alfonsin;23/05/1989;PANADEROS SOC.O.CORDOBA 333.359/89;OTORGASE AL SINDICATO DE TRABAJADORES MUNICIPALES DE AZUL, CON DOMICILIO EN LA CALLE BURGOS 523, DE AZUL, PROVINCIA DE BUENOS AIRES.NC;415</text:p>
      <text:p text:style-name="P34">RES;MINISTRO;1001;4114;1989;Alfonsin;17/05/1989;EDUCADORES BON.H.YRIGOYEN 42.501/86;OTORGASE AL CAUSANTE CON DOMICILIO EN SALTA 141, PROVINCIA DE ENTRE RIOS, LA PERSONERIA GREMIAL, CON CARACTER DE ASOCIACION GREMIAL DE PRIMER GRADO. NC;400</text:p>
      <text:p text:style-name="P34">RES;MINISTRO;1001;4092;1989;Alfonsin;16/05/1989;CHOFERES DE CAMIONES CHACO 39.018/88;DEJAR SIN EFECTO LA PERSONERIA GREMIAL OTORGADA A LA CAUSANTE. JMH;397</text:p>
      <text:p text:style-name="P34">RES;MINISTRO;1001;3729;1989;Alfonsin;12/05/1989;EDUCACION FEDERACION TRAB. 179.882/88;OTORGASE PERSONERIA GREMIAL AL SINDICATO DE EMPLEADOS Y OBREROS GASTRONOMICOS DE TUCUMAN;364</text:p>
      <text:p text:style-name="P34">RES;MINISTRO;1001;3674;1989;Alfonsin;11/05/1989;COMERCIO CONF. Y OTROS. 828.192/87;SUSPENDER LA INSCRIPCIÓN Y PERSONERÍA GREMIAL OTORGADA A LA UNÓN RECIBIDORES DE GRANOS Y ANEXOS;359</text:p>
      <text:p text:style-name="P34">RES;MINISTRO;1001;3685;1989;Alfonsin;11/05/1989;C.O.N.E.T. ASOC. DIRECT. 764.892/85;SUSPENDER LAS PERSONERIAS GREMIALES OTORGADAS A LA FEDERACION OBRERA DE LA INDUSTRIA DEL VESTIDO Y AFINES Y AL SINDICATO OBRERO DE LA INDUSTRIA DEL VESTIDO Y AFINES;360</text:p>
      <text:p text:style-name="P34">RES;MINISTRO;1001;3531;1989;Alfonsin;09/05/1989;ESTADO PROVINCIAL ASOC.TR. 63.040/89;SUSPENDER LA PERSONERIA GREMIAL OTORGADA AL SINDICATO DEL PERSONAL DE INDUSTRIAS QUÍMICAS DE ZÁRATE;346</text:p>
      <text:p text:style-name="P34">RES;MINISTRO;1001;3025;1989;Alfonsin;25/04/1989;PAPELERA ASOC.PERS.ZARATE 832.693/88;DENEGAR LA SOLICITUD DE OTORGAMIENTO DE PERSONERIA GREMIAL A LA UNION DOCENTES DE ESCUELAS NACIONALES DE LA PROVINCIA DE MENDOZA. JMH;301</text:p>
      <text:p text:style-name="P34"><text:soft-page-break/>RES;MINISTRO;1001;3036;1989;Alfonsin;25/04/1989;OBRAS SANITARIAS SANTA FE 141.369/86;DENEGAR A LA CAUSANTE DE LA PROVINCIA DE TUCUMAN LA SOLICITUD DE OTORGAMIENTO DE PERSONERIA GREMIAL. JMH;302</text:p>
      <text:p text:style-name="P34"/>
      <text:p text:style-name="P38"><text:span text:style-name="T9">3</text:span> – Primeros 10 registros de resultados_00<text:span text:style-name="T9">3</text:span></text:p>
      <text:p text:style-name="P40">Filtros:</text:p>
      <text:p text:style-name="P40">Filtro por Rango de Años: 1980-2015</text:p>
      <text:p text:style-name="P34">CON;PRESIDENTE DE CONSEJO;4444;56;2015;Fernandez2;04/05/2015;FEDERACION DE SINDICATO DE TRABAJADORES DE LA CARNE Y AF DE LA REP ARG Y OTROS;DECLARASE CONSTITUIDA LA COMISION NEGOCIADORA ENTRE LOS CAUSANTES. MC;886370</text:p>
      <text:p text:style-name="P34">CON;PRESIDENTE DE CONSEJO;4444;57;2015;Fernandez2;04/05/2015;TELEFONICA DE ARG S.A.;DECLARASE CONSTITUIDA LA COMISION NEGOCIADORA ENTRE LOS CAUSANTES. MC;886373</text:p>
      <text:p text:style-name="P34">CON;PRESIDENTE DE CONSEJO;4444;58;2015;Fernandez2;04/05/2015;UNION DEL PERSONAL JERARQUICO DE LAS TELECOMUNICACIONES;DECLARASE CONSTITUIDA LA COMISION NEGOCIADORA ENTRE LOS CAUSANTES. MC;886383</text:p>
      <text:p text:style-name="P34">CON;PRESIDENTE DE CONSEJO;4444;59;2015;Fernandez2;04/05/2015;SINDICATO OBREROS Y EMPLEADOS DE ESTACIONES DE SERVICIO Y GNC GARAGES Y OTROS;DECLARASE CONSTITUIDA LA COMISION NEGOCIADORA ENTRE LOS CAUSANTES. MC;886386</text:p>
      <text:p text:style-name="P34">CON;PRESIDENTE DE CONSEJO;4444;60;2015;Fernandez2;04/05/2015;UNION TRABAJADORES DE ENTIDADES DEPORTIVAS Y CIVILES - IRAM;DECLARASE CONSTITUIDA LA COMISION NEGOCIADORA ENTRE LOS CAUSANTES. MC;886389</text:p>
      <text:p text:style-name="P34">CON;PRESIDENTE DE CONSEJO;4444;61;2015;Fernandez2;04/05/2015;SINDICATO DE MECANICOS Y AF DEL TRANSPORTE AUTOMOTOR DE LA REP ARG Y SOGEFI FILTRATION ARG S.A.;DECLARASE CONSTITUIDA LA COMISION NEGOCIADORA ENTRE LOS CAUSANTES. MC;886394</text:p>
      <text:p text:style-name="P34">CON;PRESIDENTE DE CONSEJO;4444;62;2015;Fernandez2;04/05/2015;FEDERACION ARGENTINA DE TRABAJADORES DE LA IMPRENTA DIARIOS Y AFINES;DECLARASE CONSTITUIDA LA COMISION NEGOCIADORA PARA LA ACTUALIZACION DEL CONVENIO COLECTIVO DE TRABAJO Nº275/96.NC;886583</text:p>
      <text:p text:style-name="P34">CON;PRESIDENTE DE CONSEJO;4444;63;2015;Fernandez2;04/05/2015;SINDICATO DE TRABAJADORES DE JUEGOS DE AZAR, ENTRETENIMIENTO, ESPARCIMIENTO, <text:soft-page-break/>RECREACION Y AFINES;DECLARASE CONSTITUIDA LA COMISION NEGOCIADORA ENTRE EL CAUSANTE Y LA FIRMA ENTRETENIMIENTOS PATAGONIA S.A. NC;886588</text:p>
      <text:p text:style-name="P34">CON;PRESIDENTE DE CONSEJO;4444;64;2015;Fernandez2;04/05/2015;FEDERACION OBRERA NACIONAL DE LA INDUSTRIA DEL VESTIDO Y AFINES;DECLARAR CONSTITUIDA LA COMISION NEGOCIADORA QUE TENDRA COMO FINALIDAD LA CELEBRACION DE UN ACUERDO COLECTIVO ENTRE EL CAUSANTE Y OTROS.NC;886593</text:p>
      <text:p text:style-name="P34">CON;PRESIDENTE DE CONSEJO;4444;65;2015;Fernandez2;04/05/2015;UNION TRABAJADORES DE ENTIDADES DEPORTIVAS Y CIVILES;DECLARASE CONSTITUIDA LA COMISION NEGOCIADORA PARA ENTENDER LA ADECUACION DE LOS SALARIOS PROFESIONALES, EN EL MARCO DE LA C.C.C Nº496/07.NC;886598</text:p>
      <text:p text:style-name="P16"/>
      <text:p text:style-name="P38"><text:span text:style-name="T9">4</text:span> – Primeros 10 registros de <text:span text:style-name="T9">informes</text:span>_00<text:span text:style-name="T9">1</text:span></text:p>
      <text:p text:style-name="P40">Filtros:</text:p>
      <text:p text:style-name="P40">Archivos usados: 1 y 2</text:p>
      <text:p text:style-name="P40">Filtro por Norma: RES</text:p>
      <text:p text:style-name="P34">RES;MINISTRO;1001;2252;2003;Duhalde;23/05/2003;STO PETROLERO OY GAS PRIVADO SANTA CRUZ;RATIFICAR PLENEMENTE LA COMPETENCIA DE DICHO ORGANISMO PROVINCIAL PARA EXIGIR Y HACER CUMPLIR LAS CLAUSULAS CONVENCIONALES ESPECIFICAMNTE LA REFEDIDA AL AYUDANTE DE OFICIO ANEXO I CATEGORIA C DEL CCT N| 299/1998;26888</text:p>
      <text:p text:style-name="P34">RES;MINISTRO;1001;2242;2003;Duhalde;29/04/2003;PROCEDIMIENTO GENERAL PARA INSALUBRIDADES -AMBIENTES DE TRABAJO;APROBAR EL PROCEDIMIENTO PARA CALIFICAR EL CARACTER DEL LUGARES DE TAREAS, O AMBIENBTES DE TRABAJO COMO NORMALES O INSALUBRES;26611</text:p>
      <text:p text:style-name="P34">RES;MINISTRO;1001;2232;2003;Duhalde;14/02/2003;DE ROSA HECTOR HORACIO DIRECCION DEL SERVICIO DE CONCILIACION LABORAL OBLIGATORIA;ASIGNAR EL DESPACHO DE LA DIRECCION DEL SERVICIO DE CONCILIACION LABORAL OBLIGATORIA AL DOCTOR;26049</text:p>
      <text:p text:style-name="P34">RES;MINISTRO;1001;2222;2003;Duhalde;09/01/2003;PERSONAL DE LOS HIPODROMOS DE BUENOS AIRES Y SAN ISIDRO;RECTIFICAR EL ARTICULO 1 DE LA RESOLUCION MTEYSS 708/01 MODIFICACION ESTATUTO SOCIAL DE FS 2/20 DEL TI 548799/01;25549</text:p>
      <text:p text:style-name="P34">RES;MINISTRO;1001;2525;2002;Duhalde;25/06/2002;STO OBRERO DEL TABACO CAP FED Y GRAN BS AS;RECTIFICAR LA RES MTEyFRH 834/01;23600</text:p>
      <text:p text:style-name="P34">RES;MINISTRO;1001;2626;2002;Duhalde;25/06/2002;STO U PETROLERO DEL ESTADO SAN <text:soft-page-break/>LORENZO;RECTIFICAR EL PRIMER Y SEGUNDO CONSIDERANDO Y EL ART I DE LA RES MTEyFRH 818/01 HOY STO PETROLERO E HIDROCARBURIFEROS;23603</text:p>
      <text:p text:style-name="P34">RES;MINISTRO;1001;2424;2002;Duhalde;13/05/2002;PARO ORGANIZADO POR LA CGT MOYANO UTA PARA EL DIA 14/05/02;AXPORTASE A LA UTA UNION TRANVIARIOS AUTOMOTOR FED NAC DE TRABAJADORES COMIONEROS Y OBREROS DEL TRANPORTE AUTOMOTOR DE CARGAS Y AL AAA APTA REF DECRETO 843/02;23242</text:p>
      <text:p text:style-name="P34">RES;MINISTRO;1001;2323;2002;Duhalde;29/04/2002;CONSEJO FEDERAL DEL TRABAJO;LAS ADMINISTRACIONES PROVINCIALES DEL TRABAJO PADRAN SUSTANCIAR Y COMPLETAR LA GESTION DEL PROCEDIMIENTO PREVENTIVO DE CRISIS DE EMPRESA;23074</text:p>
      <text:p text:style-name="P34">RES;MINISTRO;1001;2121;2002;Duhalde;22/02/2002;FERROVIARIA COMISION DE SEGURIDAD;LA COMISION DE SEGURIDAD FERROVIARIA CREADA EN FECHA 26 DE DICIEMBRE DE 2000, FUNCIONARA DE MANERA PERMANENTE;24988</text:p>
      <text:p text:style-name="P34">RES;MINISTRO;1001;2222;2002;Duhalde;22/02/2002;ASOCIACION DE INDUSTRIALES METALURGICOS DE LA R.A.;PROCEDIMIENTO PREVENTIVO DE CRISIS DE EMPRESA;22415</text:p>
      <text:p text:style-name="P34"/>
      <text:p text:style-name="P38"><text:span text:style-name="T9">5</text:span> – Primeros 10 registros de <text:span text:style-name="T9">informes</text:span>_00<text:span text:style-name="T9">2</text:span></text:p>
      <text:p text:style-name="P40">Filtros:</text:p>
      <text:p text:style-name="P40">Archivos usados: 1 y 3</text:p>
      <text:p text:style-name="P40">Filtro por Rango de Años: 1990-2015</text:p>
      <text:p text:style-name="P36">CON;PRESIDENTE DE CONSEJO;4444;56;2015;Fernandez2;04/05/2015;FEDERACION DE SINDICATO DE TRABAJADORES DE LA CARNE Y AF DE LA REP ARG Y OTROS;DECLARASE CONSTITUIDA LA COMISION NEGOCIADORA ENTRE LOS CAUSANTES. MC;886370</text:p>
      <text:p text:style-name="P36">CON;PRESIDENTE DE CONSEJO;4444;57;2015;Fernandez2;04/05/2015;TELEFONICA DE ARG S.A.;DECLARASE CONSTITUIDA LA COMISION NEGOCIADORA ENTRE LOS CAUSANTES. MC;886373</text:p>
      <text:p text:style-name="P36">CON;PRESIDENTE DE CONSEJO;4444;58;2015;Fernandez2;04/05/2015;UNION DEL PERSONAL JERARQUICO DE LAS TELECOMUNICACIONES;DECLARASE CONSTITUIDA LA COMISION NEGOCIADORA ENTRE LOS CAUSANTES. MC;886383</text:p>
      <text:p text:style-name="P36">CON;PRESIDENTE DE CONSEJO;4444;59;2015;Fernandez2;04/05/2015;SINDICATO OBREROS Y EMPLEADOS DE ESTACIONES DE SERVICIO Y GNC GARAGES Y OTROS;DECLARASE CONSTITUIDA LA COMISION NEGOCIADORA ENTRE LOS <text:soft-page-break/>CAUSANTES. MC;886386</text:p>
      <text:p text:style-name="P36">CON;PRESIDENTE DE CONSEJO;4444;60;2015;Fernandez2;04/05/2015;UNION TRABAJADORES DE ENTIDADES DEPORTIVAS Y CIVILES - IRAM;DECLARASE CONSTITUIDA LA COMISION NEGOCIADORA ENTRE LOS CAUSANTES. MC;886389</text:p>
      <text:p text:style-name="P36">CON;PRESIDENTE DE CONSEJO;4444;61;2015;Fernandez2;04/05/2015;SINDICATO DE MECANICOS Y AF DEL TRANSPORTE AUTOMOTOR DE LA REP ARG Y SOGEFI FILTRATION ARG S.A.;DECLARASE CONSTITUIDA LA COMISION NEGOCIADORA ENTRE LOS CAUSANTES. MC;886394</text:p>
      <text:p text:style-name="P36">CON;PRESIDENTE DE CONSEJO;4444;63;2015;Fernandez2;04/05/2015;SINDICATO DE TRABAJADORES DE JUEGOS DE AZAR, ENTRETENIMIENTO, ESPARCIMIENTO, RECREACION Y AFINES;DECLARASE CONSTITUIDA LA COMISION NEGOCIADORA ENTRE EL CAUSANTE Y LA FIRMA ENTRETENIMIENTOS PATAGONIA S.A. NC;886588</text:p>
      <text:p text:style-name="P36">CON;PRESIDENTE DE CONSEJO;4444;64;2015;Fernandez2;04/05/2015;FEDERACION OBRERA NACIONAL DE LA INDUSTRIA DEL VESTIDO Y AFINES;DECLARAR CONSTITUIDA LA COMISION NEGOCIADORA QUE TENDRA COMO FINALIDAD LA CELEBRACION DE UN ACUERDO COLECTIVO ENTRE EL CAUSANTE Y OTROS.NC;886593</text:p>
      <text:p text:style-name="P36">CON;PRESIDENTE DE CONSEJO;4444;66;2015;Fernandez2;04/05/2015;ASOCIACION DE PILOTOS DE LINEAS AEREAS - LAN ARG S.A.;DECLARASE CONSTITUIDA LA COMISION NEGOCIADORA SUSCRIPTA ENTRE LOS CAUSANTES. MC;887698</text:p>
      <text:p text:style-name="P36">CON;PRESIDENTE DE CONSEJO;4444;67;2015;Fernandez2;04/05/2015;SINDICATO DE TRABAJADORES DE JUEGOS DE AZAR, ENTRETENIMIENTO, ESPARCIMIENTO, RECREACION Y AFINES;DECLARASE CONSTITUIDA LA COMISION NEGOCIADORA ENTRE EL CAUSANTE Y LA EMPRESA CASINO BUENOS AIRES S.A. NC;887943</text:p>
      <text:p text:style-name="Text_20_body"/>
      <text:p text:style-name="P39"><text:span text:style-name="T10">6</text:span> – <text:span text:style-name="T10">estadisticas</text:span>_00<text:span text:style-name="T10">1</text:span></text:p>
      <text:p text:style-name="P41">Filtros:</text:p>
      <text:p text:style-name="P41">Filtro por <text:span text:style-name="T10">Rango de Años</text:span>: <text:span text:style-name="T10">1990-2010</text:span></text:p>
      <text:p text:style-name="P36">Gestion: Eduardo Duhalde Anio: 2002 Emisores: MINISTRO</text:p>
      <text:p text:style-name="P36">Cantidad de resoluciones: <text:s/>12</text:p>
      <text:p text:style-name="P36">Cantidad de disposiciones: <text:s/>0</text:p>
      <text:p text:style-name="P36">Cantidad de convenios: <text:s/>0</text:p>
      <text:p text:style-name="P36">Gestion: Eduardo Duhalde Anio: 2003 Emisores: MINISTRO</text:p>
      <text:p text:style-name="P36">Cantidad de resoluciones: <text:s/>3</text:p>
      <text:p text:style-name="P36">Cantidad de disposiciones: <text:s/>0</text:p>
      <text:p text:style-name="P36"><text:soft-page-break/>Cantidad de convenios: <text:s/>0</text:p>
      <text:p text:style-name="P35"/>
      <text:p text:style-name="P39"><text:span text:style-name="T10">8</text:span> – <text:span text:style-name="T10">estadisticas</text:span>_00<text:span text:style-name="T10">2</text:span></text:p>
      <text:p text:style-name="P41">Filtros:</text:p>
      <text:p text:style-name="P41">Filtro por <text:span text:style-name="T10">Gestion</text:span>: <text:span text:style-name="T10">Fernandez2</text:span></text:p>
      <text:p text:style-name="P36">Gestion: Cristina Fernández de Kirchner (2) Anio: 2015 Emisores: PRESIDENTE DE CONSEJO,DIRECTOR NACIONAL</text:p>
      <text:p text:style-name="P36">Cantidad de resoluciones: <text:s/>0</text:p>
      <text:p text:style-name="P36">Cantidad de disposiciones: <text:s/>18</text:p>
      <text:p text:style-name="P36">Cantidad de convenios: <text:s/>31</text:p>
      <text:p text:style-name="P36"/>
      <text:p text:style-name="P36"/>
      <text:p text:style-name="P36"/>
      <text:p text:style-name="P36"/>
      <text:p text:style-name="P36"/>
      <text:p text:style-name="P16">Listado de Nuevas Funciones y/o Comandos Auxiliares:</text:p>
      <text:p text:style-name="Text_20_body"/>
      <text:p text:style-name="P13">NINGUNA</text:p>
      <text:p text:style-name="P45"><text:line-break/><text:line-break/><text:line-break/></text:p>
      <text:p text:style-name="P45"/>
      <text:p text:style-name="P45"><text:line-break/></text:p>
      <text:p text:style-name="P45"/>
      <text:p text:style-name="P45"/>
      <text:p text:style-name="P45"/>
      <text:p text:style-name="P45"/>
      <text:p text:style-name="P45"/>
      <text:p text:style-name="P45"/>
      <text:p text:style-name="P45"><text:line-break/><text:line-break/></text:p>
      <text:p text:style-name="P17"><text:soft-page-break/>Listado de DATOS:</text:p>
      <text:p text:style-name="Text_20_body"/>
      <text:p text:style-name="P4">Archivos entregados por la cátedra</text:p>
      <text:p text:style-name="Text_20_body"/>
      <text:p text:style-name="P4">Nombre: Alfonsin_RES_1001_388_23-05-1989</text:p>
      <text:p text:style-name="P4">Cantidad de registros : 38</text:p>
      <text:p text:style-name="Text_20_body"/>
      <text:p text:style-name="P4">Nombre: axg.tab</text:p>
      <text:p text:style-name="P4">Cantidad de registros : 6</text:p>
      <text:p text:style-name="P4">Nombre: Duhalde_RES_1001_294_23-05-2003</text:p>
      <text:p text:style-name="P4">Cantidad de registros : 16 </text:p>
      <text:p text:style-name="Text_20_body"/>
      <text:p text:style-name="P4">Nombre: emisores.mae</text:p>
      <text:p text:style-name="P4">Cantidad de registros : 11 </text:p>
      <text:p text:style-name="Text_20_body"/>
      <text:p text:style-name="P4">Nombre: Fernandez2_CON_4444_11_04-05-2015</text:p>
      <text:p text:style-name="P4">Cantidad de registros : 31 </text:p>
      <text:p text:style-name="Text_20_body"/>
      <text:p text:style-name="P4">Nombre: Fernandez2_DIS_1010_100_03-05-2015</text:p>
      <text:p text:style-name="P4">Cantidad de registros : 57 </text:p>
      <text:p text:style-name="Text_20_body"/>
      <text:p text:style-name="P4">Nombre: Fernandez2_DIS_1010_101_07-05-2015</text:p>
      <text:p text:style-name="P4">Cantidad de registros : 32 </text:p>
      <text:p text:style-name="Text_20_body"/>
      <text:p text:style-name="P4">Nombre: Fernandez2_DIS_1010_33_04-01-2015</text:p>
      <text:p text:style-name="P4">Cantidad de registros : 18 </text:p>
      <text:p text:style-name="Text_20_body"/>
      <text:p text:style-name="P4">Nombre: Fernandez2_DIS_1010_55_30-01-2015</text:p>
      <text:p text:style-name="P4">Cantidad de registros : 44 </text:p>
      <text:p text:style-name="Text_20_body"/>
      <text:p text:style-name="P4">Nombre: Fernandez2_DIS_1010_66_07-02-2015</text:p>
      <text:p text:style-name="P4">Cantidad de registros : 19 </text:p>
      <text:p text:style-name="Text_20_body"/>
      <text:p text:style-name="P4">Nombre: Fernandez2_DIS_3737_86_30-03-2015</text:p>
      <text:p text:style-name="P4">Cantidad de registros : 20 </text:p>
      <text:p text:style-name="Text_20_body"/>
      <text:p text:style-name="P4"><text:soft-page-break/>Nombre: Fernandez2_DIS_6006_22_28-04-2015</text:p>
      <text:p text:style-name="P4">Cantidad de registros : 29 </text:p>
      <text:p text:style-name="Text_20_body"/>
      <text:p text:style-name="P4">Nombre: Fernandez2_RES_1001_413_30-04-2015</text:p>
      <text:p text:style-name="P4">Cantidad de registros : 8 </text:p>
      <text:p text:style-name="Text_20_body"/>
      <text:p text:style-name="P4">Nombre: Fernandez_CON_2002_7_05-03-2010</text:p>
      <text:p text:style-name="P4">Cantidad de registros : 2 </text:p>
      <text:p text:style-name="Text_20_body"/>
      <text:p text:style-name="P4">Nombre: Fernandez_CON_6006_7_11-12-2009</text:p>
      <text:p text:style-name="P4">Cantidad de registros : 0 </text:p>
      <text:p text:style-name="Text_20_body"/>
      <text:p text:style-name="P4">Nombre: Fernandez_DIS_1010_7590_02-12-2011</text:p>
      <text:p text:style-name="P4">Cantidad de registros : 230 </text:p>
      <text:p text:style-name="Text_20_body"/>
      <text:p text:style-name="P4">Nombre: gestiones.mae</text:p>
      <text:p text:style-name="P4">Cantidad de registros : 28 </text:p>
      <text:p text:style-name="Text_20_body"/>
      <text:p text:style-name="P4">Nombre: Kirchner_DAD_2222_72_28-06-2007</text:p>
      <text:p text:style-name="P4">Cantidad de registros : 0 </text:p>
      <text:p text:style-name="Text_20_body"/>
      <text:p text:style-name="P4">Nombre: Kirchner_DEC_2121_9042_27-6-2007</text:p>
      <text:p text:style-name="P4">Cantidad de registros : 0 </text:p>
      <text:p text:style-name="Text_20_body"/>
      <text:p text:style-name="P4">Nombre: normas.mae</text:p>
      <text:p text:style-name="P4">Cantidad de registros : 9</text:p>
      <text:p text:style-name="P4">Nombre: nxe.tab</text:p>
      <text:p text:style-name="P4">Cantidad de registros : 20 </text:p>
      <text:p text:style-name="Text_20_body"/>
      <text:p text:style-name="P4">Nombre: Saa_RES_1001_963_28-12-2001</text:p>
      <text:p text:style-name="P4">Cantidad de registros : 0 </text:p>
      <text:p text:style-name="P46"><text:line-break/></text:p>
      <text:p text:style-name="P46"/>
      <text:p text:style-name="P46"/>
      <text:p text:style-name="P46"><text:line-break/></text:p>
      <text:p text:style-name="P14"><text:soft-page-break/>Tabla de gestiones</text:p>
      <text:p text:style-name="Text_20_body"/>
      <text:p text:style-name="P4">Peron1;04/06/1946;04/06/1952;Juan Domingo Perón (1);0</text:p>
      <text:p text:style-name="P4">Peron2;05/06/1952;21/09/1955;Juan Domingo Perón (2);0</text:p>
      <text:p text:style-name="P4">Lonardi;23/09/1955;12/11/1955;Lonardi, Eduardo;0</text:p>
      <text:p text:style-name="P4">Aramburu;13/11/1955;30/04/1958;Aramburu, Pedro Eugenio;0</text:p>
      <text:p text:style-name="P4">Frondizi;01/05/1958;28/03/1962;Arturo Frondizi;0</text:p>
      <text:p text:style-name="P4">Guido;29/03/1962;11/10/1963;Guido, Jose María;0</text:p>
      <text:p text:style-name="P4">Illia;12/10/1963;27/06/1966;Arturo Umberto Illia;0</text:p>
      <text:p text:style-name="P4">Ongania;28/06/1966;17/06/1970;Juan Carlos Onganía;0</text:p>
      <text:p text:style-name="P4">Levingston;18/06/1970;25/03/1971;Roberto M. Levingston;0</text:p>
      <text:p text:style-name="P4">Lanusse;26/03/1971;24/05/1973;Alejandro A. Lanusse;0</text:p>
      <text:p text:style-name="P4">Campora;25/05/1973;12/07/1973;Héctor José Cámpora;0</text:p>
      <text:p text:style-name="P4">Lastiri;13/07/1973;11/10/1973;Raúl Alberto Lastiri;0</text:p>
      <text:p text:style-name="P4">Peron3;12/10/1973;30/06/1974;Juan Domingo Perón(3);0</text:p>
      <text:p text:style-name="P4">Martinez;01/07/1974;28/03/1976;María Estela Martínez de Perón;0</text:p>
      <text:p text:style-name="P4">Videla;29/03/1976;27/03/1981;Jorge Rafael Videla;0</text:p>
      <text:p text:style-name="P4">Viola;28/03/1981;21/12/1981;Roberto Eduardo Viola;0</text:p>
      <text:p text:style-name="P4">Galtieri;22/12/1981;30/06/1982;Leopoldo Fortunato Galtieri;0</text:p>
      <text:p text:style-name="P4">Bignone;01/07/1982;09/12/1983;Reynaldo Benito Bignone;0</text:p>
      <text:p text:style-name="P4">Alfonsin;10/12/1983;07/07/1989;Raúl Ricardo Alfonsín;0</text:p>
      <text:p text:style-name="P4">Menem1;08/07/1989;07/07/1995;Carlos Saúl Menem (1);0</text:p>
      <text:p text:style-name="P4">Menem2;08/07/1995;19/12/1999;Carlos Saúl Menem (2);0</text:p>
      <text:p text:style-name="P4">Rua;21/12/1999;19/12/2001;Fernando De la Rúa;0</text:p>
      <text:p text:style-name="P4">Puerta;20/12/2001;21/12/2001;Ramón Puerta;0</text:p>
      <text:p text:style-name="P4">Saa;22/12/2001;30/12/2001;Adolfo Rodríguez Saá;0</text:p>
      <text:p text:style-name="P4">Caamaño;31/12/2001;01/01/2002;Eduardo Caamaño;0</text:p>
      <text:p text:style-name="P4">Duhalde;02/01/2002;24/05/2003;Eduardo Duhalde;0</text:p>
      <text:p text:style-name="P4">Kirchner;25/05/2003;09/12/2007;Néstor Kirchner;0</text:p>
      <text:p text:style-name="P4">Fernandez;10/12/2007;09/12/2011;Cristina Fernández de Kirchner (1);0</text:p>
      <text:p text:style-name="P4">Fernandez2;10/12/2011;NULL;Cristina Fernández de Kirchner (2);1</text:p>
      <text:p text:style-name="Text_20_body"/>
      <text:p text:style-name="P14">Tabla de emisores</text:p>
      <text:p text:style-name="Text_20_body"/>
      <text:p text:style-name="P4">1001;MINISTRO;12EE5E9;0</text:p>
      <text:p text:style-name="P4">2002;SECRETARIO;132985B;0</text:p>
      <text:p text:style-name="P4">6006;SUBSECRETARIO;135C890;0</text:p>
      <text:p text:style-name="P4">1010;DIRECTOR NACIONAL;12AF86E;0</text:p>
      <text:p text:style-name="P4">2020;CONGRESO DE LA NACION;NULL;1</text:p>
      <text:p text:style-name="P4"><text:soft-page-break/>2121;PRESIDENTE DE LA NACION;NULL;1</text:p>
      <text:p text:style-name="P4">2222;JEFE DE GABINETE;NULL;1</text:p>
      <text:p text:style-name="P4">3737;DIRECTOR SIMPLE;135C576;0</text:p>
      <text:p text:style-name="P4">4444;PRESIDENTE DE CONSEJO;135C9AA;0</text:p>
      <text:p text:style-name="P4">4545;ARBITRO;C3AE3F;0</text:p>
      <text:p text:style-name="P4">3636;DIRECTOR GENERAL;C3AE42;0</text:p>
      <text:p text:style-name="P4">7171;DIRECTOR REGIONAL;C3AE41;0</text:p>
      <text:p text:style-name="P1"><text:line-break/><text:line-break/></text:p>
      <text:p text:style-name="P14">Tabla de normas</text:p>
      <text:p text:style-name="Text_20_body"/>
      <text:p text:style-name="P4">CON;CONVENIO;0</text:p>
      <text:p text:style-name="P4">DAD;DECISION ADMINISTRATIVA;1</text:p>
      <text:p text:style-name="P4">DEC;DECRETO;1</text:p>
      <text:p text:style-name="P4">DIS;DISPOSICION;0</text:p>
      <text:p text:style-name="P4">DNU;DECRETO DE NECESIDAD Y URGENCIA;1</text:p>
      <text:p text:style-name="P4">LAU;LAUDO;0</text:p>
      <text:p text:style-name="P4">LEY;LEY;1</text:p>
      <text:p text:style-name="P4">MEN;MENSAJE;1</text:p>
      <text:p text:style-name="P4">MYL;MENSAJE Y LEY;1</text:p>
      <text:p text:style-name="P4">RES;RESOLUCION;0</text:p>
      <text:p text:style-name="P1"><text:line-break/></text:p>
      <text:p text:style-name="P16">Listado de Nuevos Archivos:</text:p>
      <text:p text:style-name="Text_20_body"/>
      <text:p text:style-name="P12">NINGUN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8:53:56.607550471</meta:creation-date>
    <dc:date>2015-05-28T00:48:56.200268277</dc:date>
    <meta:editing-duration>PT6H46M20S</meta:editing-duration>
    <meta:editing-cycles>17</meta:editing-cycles>
    <meta:generator>LibreOffice/4.2.8.2$Linux_X86_64 LibreOffice_project/420m0$Build-2</meta:generator>
    <meta:document-statistic meta:table-count="0" meta:image-count="0" meta:object-count="0" meta:page-count="24" meta:paragraph-count="444" meta:word-count="4556" meta:character-count="38792" meta:non-whitespace-character-count="34338"/>
  </office:meta>
</office:document-meta>
</file>